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1c3687" draw:textarea-horizontal-align="justify" draw:textarea-vertical-align="middle" draw:auto-grow-height="false" fo:min-height="28.95cm" fo:min-width="7.1cm"/>
    </style:style>
    <style:style style:name="gr2" style:family="graphic" style:parent-style-name="standard">
      <style:graphic-properties draw:stroke="none" svg:stroke-color="#000000" draw:fill="none" draw:fill-color="#ffffff" fo:min-height="2.85cm"/>
    </style:style>
    <style:style style:name="gr3" style:family="graphic" style:parent-style-name="standard">
      <style:graphic-properties draw:textarea-horizontal-align="justify" draw:textarea-vertical-align="middle" draw:auto-grow-height="false" fo:min-height="4.25cm" fo:min-width="2.9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11.9cm"/>
    </style:style>
    <style:style style:name="gr5" style:family="graphic" style:parent-style-name="standard">
      <style:graphic-properties draw:stroke="none" svg:stroke-color="#000000" draw:fill="none" draw:fill-color="#ffffff" fo:min-height="1.55cm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loext:graphic-properties draw:fill="solid" draw:fill-color="#1c3687"/>
      <style:paragraph-properties fo:text-align="center"/>
    </style:style>
    <style:style style:name="P2" style:family="paragraph">
      <style:text-properties fo:font-size="13pt" style:font-size-asian="18pt" style:font-size-complex="18pt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3pt" fo:font-style="italic" style:font-size-asian="18pt" style:font-size-complex="18pt"/>
    </style:style>
    <style:style style:name="T3" style:family="text">
      <style:text-properties fo:font-size="13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.6cm" svg:height="29.2cm" svg:x="0.2cm" svg:y="0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2cm" svg:height="3.835cm" svg:x="1.4cm" svg:y="5.065cm">
          <draw:text-box>
            <text:p text:style-name="P2">Ambre Lamouchi</text:p>
            <text:p text:style-name="P2">21 ans</text:p>
            <text:p text:style-name="P2">271 avenue du Puech de massane</text:p>
            <text:p text:style-name="P2">07 83 35 16 86</text:p>
            <text:p text:style-name="P2">lamouchiambre@gmail.com</text:p>
            <text:p text:style-name="P2"/>
          </draw:text-box>
        </draw:frame>
        <draw:custom-shape draw:style-name="gr3" draw:text-style-name="P4" draw:layer="layout" svg:width="3.4cm" svg:height="4.5cm" svg:x="2.3cm" svg:y="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4cm" svg:height="0.8cm" svg:x="7.9cm" svg:y="0.2cm">
          <text:p text:style-name="P4">Profi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4cm" svg:height="0.8cm" svg:x="8cm" svg:y="4.4cm">
          <text:p text:style-name="P4">Forma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4cm" svg:height="0.8cm" svg:x="8.1cm" svg:y="19.3cm">
          <text:p text:style-name="P4">Experien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4cm" svg:height="0.8cm" svg:x="8cm" svg:y="10.8cm">
          <text:p text:style-name="P4">Experience Professionne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4cm" svg:height="0.8cm" svg:x="8cm" svg:y="23.3cm">
          <text:p text:style-name="P4">Loisir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.6cm" svg:height="1.8cm" svg:x="8.2cm" svg:y="5.3cm">
          <draw:text-box>
            <text:p><text:span text:style-name="T1">L</text:span><text:span text:style-name="T1">i</text:span><text:span text:style-name="T1">c</text:span><text:span text:style-name="T1">e</text:span><text:span text:style-name="T1">n</text:span><text:span text:style-name="T1">c</text:span><text:span text:style-name="T1">e</text:span><text:span text:style-name="T1"> </text:span><text:span text:style-name="T1">3</text:span><text:span text:style-name="T1"> </text:span><text:span text:style-name="T1">e</text:span><text:span text:style-name="T1">n</text:span><text:span text:style-name="T1"> </text:span><text:span text:style-name="T1">C</text:span><text:span text:style-name="T1">u</text:span><text:span text:style-name="T1">r</text:span><text:span text:style-name="T1">s</text:span><text:span text:style-name="T1">u</text:span><text:span text:style-name="T1">s</text:span><text:span text:style-name="T1"> </text:span><text:span text:style-name="T1">M</text:span><text:span text:style-name="T1">a</text:span><text:span text:style-name="T1">s</text:span><text:span text:style-name="T1">t</text:span><text:span text:style-name="T1">e</text:span><text:span text:style-name="T1">r</text:span><text:span text:style-name="T1"> </text:span><text:span text:style-name="T1">I</text:span><text:span text:style-name="T1">n</text:span><text:span text:style-name="T1">g</text:span><text:span text:style-name="T1">e</text:span><text:span text:style-name="T1">n</text:span><text:span text:style-name="T1">i</text:span><text:span text:style-name="T1">e</text:span><text:span text:style-name="T1">r</text:span><text:span text:style-name="T1">i</text:span><text:span text:style-name="T1">e</text:span><text:span text:style-name="T1"> </text:span><text:span text:style-name="T1">s</text:span><text:span text:style-name="T1">p</text:span><text:span text:style-name="T1">e</text:span><text:span text:style-name="T1">c</text:span><text:span text:style-name="T1">i</text:span><text:span text:style-name="T1">a</text:span><text:span text:style-name="T1">l</text:span><text:span text:style-name="T1">i</text:span><text:span text:style-name="T1">t</text:span><text:span text:style-name="T1">é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q</text:span><text:span text:style-name="T1">u</text:span><text:span text:style-name="T1">e</text:span></text:p>
            <text:p><text:span text:style-name="T2">U</text:span><text:span text:style-name="T2">n</text:span><text:span text:style-name="T2">i</text:span><text:span text:style-name="T2">v</text:span><text:span text:style-name="T2">e</text:span><text:span text:style-name="T2">r</text:span><text:span text:style-name="T2">s</text:span><text:span text:style-name="T2">i</text:span><text:span text:style-name="T2">t</text:span><text:span text:style-name="T2">é</text:span><text:span text:style-name="T2"> </text:span><text:span text:style-name="T2">d</text:span><text:span text:style-name="T2">e</text:span><text:span text:style-name="T2"> </text:span><text:span text:style-name="T2">m</text:span><text:span text:style-name="T2">o</text:span><text:span text:style-name="T2">n</text:span><text:span text:style-name="T2">t</text:span><text:span text:style-name="T2">p</text:span><text:span text:style-name="T2">e</text:span><text:span text:style-name="T2">l</text:span><text:span text:style-name="T2">l</text:span><text:span text:style-name="T2">i</text:span><text:span text:style-name="T2">e</text:span><text:span text:style-name="T2">r</text:span></text:p>
          </draw:text-box>
        </draw:frame>
        <draw:frame draw:style-name="gr5" draw:text-style-name="P5" draw:layer="layout" svg:width="11.6cm" svg:height="1.8cm" svg:x="8.4cm" svg:y="7cm">
          <draw:text-box>
            <text:p><text:span text:style-name="T1">Première année de CPGE Physique Chimiie et Sciende de l’Ingenieur</text:span></text:p>
            <text:p><text:span text:style-name="T2">Lycée Joffre</text:span></text:p>
          </draw:text-box>
        </draw:frame>
        <draw:frame draw:style-name="gr5" draw:text-style-name="P5" draw:layer="layout" svg:width="11.6cm" svg:height="1.8cm" svg:x="8.3cm" svg:y="8.9cm">
          <draw:text-box>
            <text:p><text:span text:style-name="T1">Baccalauréats scientifique spécialité mathématique option Art-Plastique mention</text:span></text:p>
            <text:p><text:span text:style-name="T2">Lycée Jean Monnet</text:span></text:p>
          </draw:text-box>
        </draw:frame>
        <draw:frame draw:style-name="gr6" draw:text-style-name="P5" draw:layer="layout" svg:width="11.6cm" svg:height="2.299cm" svg:x="8.2cm" svg:y="11.8cm">
          <draw:text-box>
            <text:p><text:span text:style-name="T3">Stage de Recherche</text:span></text:p>
            <text:p><text:span text:style-name="T1">Immersive Annalytics</text:span></text:p>
            <text:p><text:span text:style-name="T2">LIRMM Laboratoir Informatique <text:s/>Robotique Microelectronique de Montpellier</text:span></text:p>
          </draw:text-box>
        </draw:frame>
        <draw:frame draw:style-name="gr5" draw:text-style-name="P5" draw:layer="layout" svg:width="11.6cm" svg:height="2.299cm" svg:x="8.3cm" svg:y="14.2cm">
          <draw:text-box>
            <text:p><text:span text:style-name="T3">Auxilliaure D’été</text:span></text:p>
            <text:p><text:span text:style-name="T2">Emploie saisonnier en tant qu’auxilliaire d’ETE au service Mise en place</text:span></text:p>
            <text:p><text:span text:style-name="T2">Credit Foncier</text:span></text:p>
          </draw:text-box>
        </draw:frame>
        <draw:frame draw:style-name="gr5" draw:text-style-name="P5" draw:layer="layout" svg:width="11.6cm" svg:height="2.299cm" svg:x="8.4cm" svg:y="16.8cm">
          <draw:text-box>
            <text:p><text:span text:style-name="T3">Stage enseignemant</text:span></text:p>
            <text:p><text:span text:style-name="T2">Initialion et découvert de metier de l’enseignement dans une ecole d’Application</text:span></text:p>
            <text:p><text:span text:style-name="T2">Credit Fonci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5T13:18:00.893395551</meta:creation-date>
    <dc:date>2019-09-25T14:44:29.926162168</dc:date>
    <meta:editing-duration>PT4M16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